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b599f" officeooo:paragraph-rsid="001b599f"/>
    </style:style>
    <style:style style:name="P2" style:family="paragraph" style:parent-style-name="Text_20_body">
      <style:text-properties officeooo:rsid="001b599f" officeooo:paragraph-rsid="001b599f"/>
    </style:style>
    <style:style style:name="P3" style:family="paragraph" style:parent-style-name="Text_20_body" style:list-style-name="L3">
      <style:text-properties officeooo:rsid="001b599f" officeooo:paragraph-rsid="001b599f"/>
    </style:style>
    <style:style style:name="P4" style:family="paragraph" style:parent-style-name="Text_20_body" style:list-style-name="L3">
      <style:text-properties officeooo:paragraph-rsid="001b599f"/>
    </style:style>
    <style:style style:name="P5" style:family="paragraph" style:parent-style-name="Text_20_body" style:list-style-name="L3">
      <style:text-properties officeooo:rsid="001be414" officeooo:paragraph-rsid="001be414"/>
    </style:style>
    <style:style style:name="P6" style:family="paragraph" style:parent-style-name="Text_20_body" style:list-style-name="L3">
      <style:text-properties officeooo:rsid="001ef739" officeooo:paragraph-rsid="001ef739"/>
    </style:style>
    <style:style style:name="P7" style:family="paragraph" style:parent-style-name="Text_20_body" style:list-style-name="L4">
      <style:text-properties officeooo:rsid="001ef739" officeooo:paragraph-rsid="001ef739"/>
    </style:style>
    <style:style style:name="P8" style:family="paragraph" style:parent-style-name="Text_20_body">
      <style:paragraph-properties fo:margin-left="0cm" fo:margin-right="0cm" fo:text-align="center" style:justify-single-word="false" fo:orphans="4" fo:widows="2" fo:text-indent="0cm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start" style:justify-single-word="false" fo:orphans="4" fo:widows="2" fo:text-indent="0cm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10" style:family="paragraph" style:parent-style-name="Header">
      <style:text-properties officeooo:rsid="001b599f" officeooo:paragraph-rsid="001b599f"/>
    </style:style>
    <style:style style:name="P11" style:family="paragraph">
      <style:paragraph-properties fo:text-align="center"/>
    </style:style>
    <style:style style:name="T1" style:family="text">
      <style:text-properties officeooo:rsid="001b599f"/>
    </style:style>
    <style:style style:name="T2" style:family="text">
      <style:text-properties fo:font-size="8pt"/>
    </style:style>
    <style:style style:name="T3" style:family="text">
      <style:text-properties officeooo:rsid="001be414"/>
    </style:style>
    <style:style style:name="T4" style:family="text">
      <style:text-properties officeooo:rsid="001ef739"/>
    </style:style>
    <style:style style:name="T5" style:family="text">
      <style:text-properties officeooo:rsid="001f7d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Linienspitzen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Ziele:</text:h>
      <text:list xml:id="list3558939732" text:style-name="L2">
        <text:list-item>
          <text:p text:style-name="P1">Einkaufsliste (Gui, <text:s/>Verschiedene Ein- und Ausgabe Möglichkeiten)</text:p>
        </text:list-item>
        <text:list-item>
          <text:p text:style-name="P1">Einkaufsliste die sich sortiert (Datenbank, Kategorisierung, Sortierung)</text:p>
        </text:list-item>
        <text:list-item>
          <text:p text:style-name="P1">Ki die Voraussagen trifft (anhand der Zeit, Menge, Rhythmus)</text:p>
        </text:list-item>
      </text:list>
      <text:h text:style-name="Heading_20_2" text:outline-level="2">Aufbau:</text:h>
      <text:p text:style-name="P8">Gui</text:p>
      <text:p text:style-name="P8"><draw:line text:anchor-type="paragraph" draw:z-index="0" draw:name="Form1" draw:style-name="gr1" draw:text-style-name="P11" svg:x1="8.368cm" svg:y1="0.099cm" svg:x2="8.368cm" svg:y2="0.651cm"><text:p/></draw:line></text:p>
      <text:p text:style-name="P8">Liste </text:p>
      <text:p text:style-name="P8"><draw:line text:anchor-type="paragraph" draw:z-index="1" draw:name="Form2" draw:style-name="gr1" draw:text-style-name="P11" svg:x1="8.474cm" svg:y1="-0.238cm" svg:x2="8.474cm" svg:y2="0.715cm"><text:p/></draw:line><draw:line text:anchor-type="paragraph" draw:z-index="2" draw:name="Form3" draw:style-name="gr1" draw:text-style-name="P11" svg:x1="8.474cm" svg:y1="-0.238cm" svg:x2="3.791cm" svg:y2="0.741cm"><text:p/></draw:line><draw:line text:anchor-type="paragraph" draw:z-index="3" draw:name="Form4" draw:style-name="gr1" draw:text-style-name="P11" svg:x1="8.474cm" svg:y1="-0.238cm" svg:x2="13.131cm" svg:y2="0.715cm"><text:p/></draw:line></text:p>
      <text:p text:style-name="P9"><text:tab/><text:tab/>Sortier Ki <text:tab/><text:tab/><text:tab/>Vorschläge <text:tab/><text:tab/><text:tab/>Produkte</text:p>
      <text:h text:style-name="Heading_20_2" text:outline-level="2">Details:</text:h>
      <text:list xml:id="list1551878202" text:style-name="L3">
        <text:list-item>
          <text:p text:style-name="P4"><text:span text:style-name="T1">Benni<text:tab/><text:tab/>(Flutter)</text:span></text:p>
          <text:list>
            <text:list-item>
              <text:p text:style-name="P5">Ausgabe:</text:p>
              <text:list>
                <text:list-item>
                  <text:p text:style-name="P6">Methode Println</text:p>
                </text:list-item>
              </text:list>
            </text:list-item>
          </text:list>
        </text:list-item>
      </text:list>
      <text:list xml:id="list3595939067" text:style-name="L4">
        <text:list-item>
          <text:list>
            <text:list-item>
              <text:list>
                <text:list-item>
                  <text:list>
                    <text:list-item>
                      <text:p text:style-name="P7">schreibt strings</text:p>
                    </text:list-item>
                  </text:list>
                </text:list-item>
              </text:list>
            </text:list-item>
          </text:list>
        </text:list-item>
      </text:list>
      <text:list xml:id="list170152273587779" text:continue-list="list1551878202" text:style-name="L3">
        <text:list-item>
          <text:list>
            <text:list-item>
              <text:p text:style-name="P5">Eingabe</text:p>
            </text:list-item>
          </text:list>
        </text:list-item>
        <text:list-item>
          <text:p text:style-name="P3">Felix<text:tab/><text:tab/><text:span text:style-name="T4">(Python)</text:span></text:p>
          <text:list>
            <text:list-item>
              <text:p text:style-name="P5">Ausgabe</text:p>
            </text:list-item>
            <text:list-item>
              <text:p text:style-name="P5">Eingabe</text:p>
            </text:list-item>
          </text:list>
        </text:list-item>
        <text:list-item>
          <text:p text:style-name="P3">Bernhard, Jeremias<text:tab/><text:tab/><text:span text:style-name="T4">(Python)</text:span></text:p>
          <text:list>
            <text:list-item>
              <text:p text:style-name="P5">Ausgabe</text:p>
            </text:list-item>
            <text:list-item>
              <text:p text:style-name="P5">Eingabe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Clear Sans', 'Helvetica Neue', Helvetica, Arial, sans-serif"/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599f" officeooo:paragraph-rsid="001b599f"/>
    </style:style>
    <style:style style:name="MT1" style:family="text">
      <style:text-properties officeooo:rsid="001f7d53"/>
    </style:style>
    <style:style style:name="MT2" style:family="text">
      <style:text-properties fo:font-size="8pt"/>
    </style:style>
    <style:style style:name="MT3" style:family="text">
      <style:text-properties officeooo:rsid="001be4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nformatik<text:tab/><text:span text:style-name="MT1">qShop</text:span><text:tab/><text:span text:style-name="MT2">Benni, Jeremias, Bernhard, Hussein</text:span></text:p>
      </style:header>
      <style:footer>
        <text:p text:style-name="Footer"><text:tab/><text:tab/><text:span text:style-name="MT3">Datum: 14.10.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6:10:38.122788039</meta:creation-date>
    <meta:print-date>2020-10-14T16:46:53.213466356</meta:print-date>
    <dc:date>2020-10-14T17:01:50.871958849</dc:date>
    <meta:editing-duration>PT40M30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22" meta:word-count="71" meta:character-count="498" meta:non-whitespace-character-count="448"/>
  </office:meta>
</office:document-meta>
</file>